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automatic-styles>
    <style:style style:family="text" style:name="a8014aa">
      <style:text-properties/>
    </style:style>
    <style:style style:family="text" style:name="aa9fe3d">
      <style:text-properties style:text-underline-style="solid"/>
    </style:style>
    <style:style style:family="text" style:name="a7314c1">
      <style:text-properties/>
    </style:style>
    <style:style style:family="text" style:name="a18841f">
      <style:text-properties fo:font-weight="bold"/>
    </style:style>
    <style:style style:family="text" style:name="afa42a0">
      <style:text-properties style:text-underline-style="none"/>
    </style:style>
    <style:style style:family="text" style:name="ac5a894">
      <style:text-properties/>
    </style:style>
    <style:style style:family="text" style:name="afe5f4f">
      <style:text-properties/>
    </style:style>
    <style:style style:family="text" style:name="a20c558">
      <style:text-properties style:text-underline-style="solid"/>
    </style:style>
    <style:style style:family="text" style:name="ad42111">
      <style:text-properties/>
    </style:style>
    <style:style style:family="text" style:name="aee6ea7">
      <style:text-properties/>
    </style:style>
    <style:style style:family="text" style:name="a905bf7">
      <style:text-properties/>
    </style:style>
    <style:style style:family="text" style:name="a2a8846">
      <style:text-properties/>
    </style:style>
    <style:style style:family="text" style:name="af3bab1">
      <style:text-properties style:text-underline-style="solid"/>
    </style:style>
    <style:style style:family="text" style:name="ae5ca61">
      <style:text-properties fo:font-weight="normal"/>
    </style:style>
    <style:style style:family="text" style:name="adcb314">
      <style:text-properties/>
    </style:style>
    <style:style style:family="paragraph" style:name="a501bd0" style:parent-style-name="Standard">
      <style:paragraph-properties/>
      <style:text-properties/>
    </style:style>
    <style:style style:family="text" style:name="ab04567">
      <style:text-properties fo:font-style="normal"/>
    </style:style>
    <style:style style:family="text" style:name="aff17a8">
      <style:text-properties fo:font-weight="bold"/>
    </style:style>
    <style:style style:family="text" style:name="abb5ccf">
      <style:text-properties/>
    </style:style>
    <style:style style:family="text" style:name="a50d19c">
      <style:text-properties/>
    </style:style>
    <style:style style:family="text" style:name="ac32dfd">
      <style:text-properties/>
    </style:style>
    <style:style style:family="text" style:name="a25e995">
      <style:text-properties fo:font-style="italic" style:text-underline-style="none"/>
    </style:style>
    <style:style style:family="text" style:name="ac2a9e3">
      <style:text-properties style:text-underline-style="solid"/>
    </style:style>
    <style:style style:family="text" style:name="a4d3467">
      <style:text-properties fo:font-style="italic" style:text-underline-style="none"/>
    </style:style>
    <style:style style:family="text" style:name="a9be5b5">
      <style:text-properties fo:font-style="italic" style:text-underline-style="none"/>
    </style:style>
    <style:style style:family="text" style:name="ab5d6ca">
      <style:text-properties fo:font-style="italic" style:text-underline-style="none"/>
    </style:style>
    <style:style style:family="text" style:name="a60af54">
      <style:text-properties fo:font-style="italic" fo:font-weight="bold" style:text-underline-style="none"/>
    </style:style>
    <style:style style:family="text" style:name="a891333">
      <style:text-properties fo:font-style="normal" fo:font-weight="bold" style:text-underline-style="none"/>
    </style:style>
    <style:style style:family="text" style:name="ac756e7">
      <style:text-properties fo:font-style="normal" fo:font-weight="bold" style:text-underline-style="none"/>
    </style:style>
    <style:style style:family="text" style:name="aae4835">
      <style:text-properties fo:font-weight="normal" style:text-underline-style="solid"/>
    </style:style>
    <style:style style:family="paragraph" style:name="ac0d9c4" style:parent-style-name="Standard">
      <style:paragraph-properties/>
      <style:text-properties/>
    </style:style>
    <style:style style:family="text" style:name="a7290c5">
      <style:text-properties fo:font-weight="normal" style:text-underline-style="solid"/>
    </style:style>
    <style:style style:family="text" style:name="a361425">
      <style:text-properties fo:font-weight="normal" style:text-underline-style="solid"/>
    </style:style>
    <style:style style:family="paragraph" style:name="a4e7313" style:parent-style-name="Standard">
      <style:paragraph-properties/>
      <style:text-properties/>
    </style:style>
    <style:style style:family="text" style:name="a4536cc">
      <style:text-properties fo:font-weight="normal" style:text-underline-style="solid"/>
    </style:style>
    <style:style style:family="paragraph" style:name="a882499" style:parent-style-name="Standard">
      <style:paragraph-properties/>
      <style:text-properties/>
    </style:style>
    <style:style style:family="text" style:name="a0698b8">
      <style:text-properties fo:font-weight="normal" style:text-underline-style="solid"/>
    </style:style>
    <style:style style:family="text" style:name="a620d25">
      <style:text-properties fo:font-weight="normal" style:text-underline-style="solid"/>
    </style:style>
    <style:style style:family="text" style:name="a2fec09">
      <style:text-properties fo:font-weight="normal" style:text-underline-style="solid"/>
    </style:style>
    <style:style style:family="paragraph" style:name="a110f47" style:parent-style-name="Standard">
      <style:paragraph-properties/>
      <style:text-properties/>
    </style:style>
    <style:style style:family="text" style:name="a263319">
      <style:text-properties fo:font-weight="normal" style:text-underline-style="solid"/>
    </style:style>
    <style:style style:family="text" style:name="a6ec5ef">
      <style:text-properties fo:font-weight="normal" style:text-underline-style="none"/>
    </style:style>
    <style:style style:family="text" style:name="af0a03f">
      <style:text-properties fo:font-weight="bold" style:text-underline-style="none"/>
    </style:style>
    <style:style style:family="paragraph" style:name="acdb101" style:parent-style-name="Standard">
      <style:paragraph-properties/>
      <style:text-properties/>
    </style:style>
    <style:style style:family="text" style:name="a8ad763">
      <style:text-properties fo:font-weight="bold" style:text-underline-style="none"/>
    </style:style>
    <style:style style:family="text" style:name="aa3770d">
      <style:text-properties fo:font-weight="bold" style:text-underline-style="solid"/>
    </style:style>
    <style:style style:family="paragraph" style:name="aeb1d8c" style:parent-style-name="Standard">
      <style:paragraph-properties/>
      <style:text-properties/>
    </style:style>
    <style:style style:family="text" style:name="a3be615"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eb1d8c"><text:span text:style-name="a3be615">underline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none" style:country-complex="IN" style:font-size-asian="10.5pt" style:font-size-complex="12pt" style:language-asian="zxx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none" style:country-complex="IN" style:font-name="Times New Roman" style:font-name-asian="Segoe UI" style:font-name-complex="Mangal" style:font-size-asian="10.5pt" style:font-size-complex="12pt" style:language-asian="zxx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S Mincho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9-03T07:39:39.95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9-07-23T14:11:13</dc:date>
    <meta:editing-cycles>19</meta:editing-cycles>
    <meta:editing-duration>PT0.031S</meta:editing-duration>
  </office:meta>
</office:document-meta>
</file>